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4.3pt"/>
    </style:style>
    <style:style style:name="co3" style:family="table-column">
      <style:table-column-properties fo:break-before="auto" style:column-width="47.65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75.94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86.26pt"/>
    </style:style>
    <style:style style:name="co8" style:family="table-column">
      <style:table-column-properties fo:break-before="auto" style:column-width="33.45pt"/>
    </style:style>
    <style:style style:name="co9" style:family="table-column">
      <style:table-column-properties fo:break-before="auto" style:column-width="89.69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53.6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84.56pt"/>
    </style:style>
    <style:style style:name="co15" style:family="table-column">
      <style:table-column-properties fo:break-before="auto" style:column-width="94.85pt"/>
    </style:style>
    <style:style style:name="co16" style:family="table-column">
      <style:table-column-properties fo:break-before="auto" style:column-width="29.14pt"/>
    </style:style>
    <style:style style:name="co17" style:family="table-column">
      <style:table-column-properties fo:break-before="auto" style:column-width="98.25pt"/>
    </style:style>
    <style:style style:name="co18" style:family="table-column">
      <style:table-column-properties fo:break-before="auto" style:column-width="5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5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6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808080"/>
    </style:style>
    <style:style style:name="ce28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808080"/>
    </style:style>
    <style:style style:name="ce29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808080"/>
    </style:style>
    <style:style style:name="ce30" style:family="table-cell" style:parent-style-name="Default" style:data-style-name="N126"/>
    <style:style style:name="ce31" style:family="table-cell" style:parent-style-name="Default" style:data-style-name="N125"/>
    <style:style style:name="ce32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3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125">
      <style:table-cell-properties fo:border="none"/>
      <style:text-properties fo:color="#808080"/>
    </style:style>
    <style:style style:name="ce45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6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ext-properties style:font-name="Liberation Sans" style:font-name-asian="WenQuanYi Micro Hei" style:font-name-complex="Lohit Devanagari"/>
    </style:style>
    <style:style style:name="ce48" style:family="table-cell" style:parent-style-name="Default" style:data-style-name="N127">
      <style:table-cell-properties fo:border-bottom="0.06pt solid #000000" fo:border-left="0.06pt solid #000000" fo:border-right="none" fo:border-top="0.06pt solid #000000"/>
    </style:style>
    <style:style style:name="ce49" style:family="table-cell" style:parent-style-name="Default" style:data-style-name="N125">
      <style:table-cell-properties fo:border="none"/>
    </style:style>
    <style:style style:name="ce50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ext-properties fo:color="#666666"/>
    </style:style>
    <style:style style:name="ce52" style:family="table-cell" style:parent-style-name="Default" style:data-style-name="N125">
      <style:text-properties fo:color="#666666"/>
    </style:style>
    <style:style style:name="ce53" style:family="table-cell" style:parent-style-name="Default" style:data-style-name="N127">
      <style:table-cell-properties fo:border-bottom="0.06pt solid #000000" fo:border-left="none" fo:border-right="none" fo:border-top="0.06pt solid #000000"/>
    </style:style>
    <style:style style:name="ce5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31"/>
        <table:table-column table:style-name="co11" table:default-cell-style-name="ce31"/>
        <table:table-column table:style-name="co10" table:default-cell-style-name="ce31"/>
        <table:table-column table:style-name="co11" table:default-cell-style-name="ce31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4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nput sequence</text:p>
          </table:table-cell>
          <table:covered-table-cell table:number-columns-repeated="3" table:style-name="ce8"/>
          <table:table-cell table:style-name="ce8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8"/>
          <table:table-cell table:style-name="ce8"/>
          <table:table-cell table:style-name="ce8" office:value-type="string" calcext:value-type="string">
            <text:p>Context vector</text:p>
          </table:table-cell>
          <table:table-cell table:style-name="ce8"/>
          <table:table-cell table:style-name="ce8" office:value-type="string" calcext:value-type="string">
            <text:p>Attention context</text:p>
          </table:table-cell>
          <table:table-cell table:style-name="ce8"/>
          <table:table-cell table:style-name="ce8" office:value-type="string" calcext:value-type="string">
            <text:p>Importance score</text:p>
          </table:table-cell>
          <table:table-cell/>
          <table:table-cell table:style-name="ce33" office:value-type="string" calcext:value-type="string" table:number-columns-spanned="4" table:number-rows-spanned="1">
            <text:p>Y<text:span text:style-name="T1">i</text:span></text:p>
          </table:table-cell>
          <table:covered-table-cell table:number-columns-repeated="3"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16" table:number-matrix-columns-spanned="2" table:number-matrix-rows-spanned="1" table:formula="of:=TANH(TRANSPOSE(MMULT([.$A$12:.$D$13];TRANSPOSE([.A4:.D4]))+[.$A$15:.$A$16]))" office:value-type="float" office:value="0.477700012168498" calcext:value-type="float">
            <text:p>0.47770</text:p>
          </table:table-cell>
          <table:table-cell table:style-name="ce19" office:value-type="float" office:value="-0.0996679946249557" calcext:value-type="float">
            <text:p>-0.09967</text:p>
          </table:table-cell>
          <table:table-cell/>
          <table:table-cell table:style-name="ce22" office:value-type="float" office:value="-0.3" calcext:value-type="float">
            <text:p>-0.3</text:p>
          </table:table-cell>
          <table:table-cell/>
          <table:table-cell table:style-name="ce24" table:number-matrix-columns-spanned="1" table:number-matrix-rows-spanned="3" table:formula="of:=MMULT([.F4:.G6];[.I4:.I5])" office:value-type="float" office:value="-0.0934760063380715" calcext:value-type="float">
            <text:p>-0.093476</text:p>
          </table:table-cell>
          <table:table-cell table:style-name="ce30"/>
          <table:table-cell table:style-name="ce32" table:number-matrix-columns-spanned="1" table:number-matrix-rows-spanned="3" table:formula="of:=[.K8:.K10]/SUM([.K8:.K10])" office:value-type="float" office:value="0.304352380615683" calcext:value-type="float">
            <text:p>0.304352</text:p>
          </table:table-cell>
          <table:table-cell/>
          <table:table-cell table:style-name="ce34" table:number-matrix-columns-spanned="4" table:number-matrix-rows-spanned="1" table:formula="of:=[.M4]*[.A4:.D4]" office:value-type="float" office:value="-0.121740952246273" calcext:value-type="float">
            <text:p>-0.121741</text:p>
          </table:table-cell>
          <table:table-cell table:style-name="ce35" office:value-type="float" office:value="0.213046666430978" calcext:value-type="float">
            <text:p>0.213047</text:p>
          </table:table-cell>
          <table:table-cell table:style-name="ce35" office:value-type="float" office:value="0.273917142554115" calcext:value-type="float">
            <text:p>0.273917</text:p>
          </table:table-cell>
          <table:table-cell table:style-name="ce37" office:value-type="float" office:value="0.18261142836941" calcext:value-type="float">
            <text:p>0.182611</text:p>
          </table:table-cell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17" table:number-matrix-columns-spanned="2" table:number-matrix-rows-spanned="1" table:formula="of:=TANH(TRANSPOSE(MMULT([.$A$12:.$D$13];TRANSPOSE([.A5:.D5]))+[.$A$15:.$A$16]))" office:value-type="float" office:value="0.129272583606058" calcext:value-type="float">
            <text:p>0.12927</text:p>
          </table:table-cell>
          <table:table-cell table:style-name="ce20" office:value-type="float" office:value="-0.158648504297499" calcext:value-type="float">
            <text:p>-0.15865</text:p>
          </table:table-cell>
          <table:table-cell/>
          <table:table-cell table:style-name="ce23" office:value-type="float" office:value="-0.5" calcext:value-type="float">
            <text:p>-0.5</text:p>
          </table:table-cell>
          <table:table-cell/>
          <table:table-cell table:style-name="ce25" office:value-type="float" office:value="0.0405424770669319" calcext:value-type="float">
            <text:p>0.040542</text:p>
          </table:table-cell>
          <table:table-cell table:style-name="ce30"/>
          <table:table-cell table:style-name="ce25" office:value-type="float" office:value="0.348000758817249" calcext:value-type="float">
            <text:p>0.348001</text:p>
          </table:table-cell>
          <table:table-cell/>
          <table:table-cell table:style-name="ce34" table:number-matrix-columns-spanned="4" table:number-matrix-rows-spanned="1" table:formula="of:=[.M5]*[.A5:.D5]" office:value-type="float" office:value="-0.174000379408624" calcext:value-type="float">
            <text:p>-0.174000</text:p>
          </table:table-cell>
          <table:table-cell table:style-name="ce35" office:value-type="float" office:value="0.243600531172074" calcext:value-type="float">
            <text:p>0.243601</text:p>
          </table:table-cell>
          <table:table-cell table:style-name="ce35" office:value-type="float" office:value="-0.243600531172074" calcext:value-type="float">
            <text:p>-0.243601</text:p>
          </table:table-cell>
          <table:table-cell table:style-name="ce37" office:value-type="float" office:value="0.278400607053799" calcext:value-type="float">
            <text:p>0.278401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18" table:number-matrix-columns-spanned="2" table:number-matrix-rows-spanned="1" table:formula="of:=TANH(TRANSPOSE(MMULT([.$A$12:.$D$13];TRANSPOSE([.A6:.D6]))+[.$A$15:.$A$16]))" office:value-type="float" office:value="0.148885033623318" calcext:value-type="float">
            <text:p>0.14889</text:p>
          </table:table-cell>
          <table:table-cell table:style-name="ce21" office:value-type="float" office:value="-0.168381045870815" calcext:value-type="float">
            <text:p>-0.16838</text:p>
          </table:table-cell>
          <table:table-cell table:number-columns-repeated="3"/>
          <table:table-cell table:style-name="ce26" office:value-type="float" office:value="0.0395250128484119" calcext:value-type="float">
            <text:p>0.039525</text:p>
          </table:table-cell>
          <table:table-cell table:style-name="ce31"/>
          <table:table-cell table:style-name="ce26" office:value-type="float" office:value="0.347646860567068" calcext:value-type="float">
            <text:p>0.347647</text:p>
          </table:table-cell>
          <table:table-cell/>
          <table:table-cell table:style-name="ce34" table:number-matrix-columns-spanned="4" table:number-matrix-rows-spanned="1" table:formula="of:=[.M6]*[.A6:.D6]" office:value-type="float" office:value="0.104294058170121" calcext:value-type="float">
            <text:p>0.104294</text:p>
          </table:table-cell>
          <table:table-cell table:style-name="ce35" office:value-type="float" office:value="-0.173823430283534" calcext:value-type="float">
            <text:p>-0.173823</text:p>
          </table:table-cell>
          <table:table-cell table:style-name="ce35" office:value-type="float" office:value="-0" calcext:value-type="float">
            <text:p>0.000000</text:p>
          </table:table-cell>
          <table:table-cell table:style-name="ce37" office:value-type="float" office:value="0.0695293721134137" calcext:value-type="float">
            <text:p>0.069529</text:p>
          </table:table-cell>
        </table:table-row>
        <table:table-row table:style-name="ro1">
          <table:table-cell table:number-columns-repeated="14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27" table:number-matrix-columns-spanned="1" table:number-matrix-rows-spanned="3" table:formula="of:=EXP([.K4:.K6])" office:value-type="float" office:value="0.910759869628451" calcext:value-type="float">
            <text:p>0.910760</text:p>
          </table:table-cell>
          <table:table-cell table:number-columns-repeated="3"/>
          <table:table-cell table:style-name="ce33" office:value-type="string" calcext:value-type="string" table:number-columns-spanned="4" table:number-rows-spanned="1">
            <text:p>Y</text:p>
          </table:table-cell>
          <table:covered-table-cell table:number-columns-repeated="3" table:style-name="ce36"/>
        </table:table-row>
        <table:table-row table:style-name="ro1">
          <table:table-cell table:number-columns-repeated="10"/>
          <table:table-cell table:style-name="ce28" office:value-type="float" office:value="1.04137554334171" calcext:value-type="float">
            <text:p>1.041376</text:p>
          </table:table-cell>
          <table:table-cell table:number-columns-repeated="3"/>
          <table:table-cell table:style-name="ce34" table:formula="of:=SUM([.O4:.O6])" office:value-type="float" office:value="-0.191447273484777" calcext:value-type="float">
            <text:p>-0.191447</text:p>
          </table:table-cell>
          <table:table-cell table:style-name="ce35" table:formula="of:=SUM([.P4:.P6])" office:value-type="float" office:value="0.282823767319518" calcext:value-type="float">
            <text:p>0.282824</text:p>
          </table:table-cell>
          <table:table-cell table:style-name="ce35" table:formula="of:=SUM([.Q4:.Q6])" office:value-type="float" office:value="0.0303166113820405" calcext:value-type="float">
            <text:p>0.030317</text:p>
          </table:table-cell>
          <table:table-cell table:style-name="ce37" table:formula="of:=SUM([.R4:.R6])" office:value-type="float" office:value="0.530541407536622" calcext:value-type="float">
            <text:p>0.530541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Feedforward layer</text:p>
          </table:table-cell>
          <table:covered-table-cell table:number-columns-repeated="3"/>
          <table:table-cell table:number-columns-repeated="6"/>
          <table:table-cell table:style-name="ce29" office:value-type="float" office:value="1.04031651983894" calcext:value-type="float">
            <text:p>1.04031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10" table:number-columns-repeated="2"/>
          <table:table-cell table:style-name="ce13"/>
          <table:table-cell table:number-columns-repeated="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style-name="ce14" office:value-type="float" office:value="-0.2" calcext:value-type="float">
            <text:p>-0.2</text:p>
          </table:table-cell>
          <table:table-cell table:number-columns-repeated="14"/>
        </table:table-row>
        <table:table-row table:style-name="ro1">
          <table:table-cell table:style-name="ce6"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2"/>
          <table:table-cell table:style-name="ce14"/>
          <table:table-cell table:number-columns-repeated="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number-columns-repeated="2"/>
          <table:table-cell table:style-name="ce14"/>
          <table:table-cell table:number-columns-repeated="14"/>
        </table:table-row>
        <table:table-row table:style-name="ro1">
          <table:table-cell table:style-name="ce7" office:value-type="float" office:value="-0.4" calcext:value-type="float">
            <text:p>-0.4</text:p>
          </table:table-cell>
          <table:table-cell table:style-name="ce11" table:number-columns-repeated="2"/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 table:number-columns-repeated="4"/>
          <table:table-cell table:number-columns-repeated="14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ackward" table:style-name="ta1"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0" table:number-columns-repeated="3" table:default-cell-style-name="ce52"/>
        <table:table-column table:style-name="co18" table:default-cell-style-name="Default"/>
        <table:table-column table:style-name="co12" table:number-columns-repeated="5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1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4" table:number-rows-spanned="1">
            <text:p><text:span text:style-name="T2">Δ </text:span>Input sequence</text:p>
          </table:table-cell>
          <table:covered-table-cell table:number-columns-repeated="3" table:style-name="ce8"/>
          <table:table-cell table:style-name="ce8"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8"/>
          <table:table-cell table:style-name="ce8"/>
          <table:table-cell table:style-name="ce8" office:value-type="string" calcext:value-type="string">
            <text:p><text:span text:style-name="T2">Δ </text:span>Context vector</text:p>
          </table:table-cell>
          <table:table-cell table:style-name="ce8"/>
          <table:table-cell table:style-name="ce8" office:value-type="string" calcext:value-type="string">
            <text:p><text:span text:style-name="T2">Δ </text:span>Attention context</text:p>
          </table:table-cell>
          <table:table-cell table:style-name="ce8"/>
          <table:table-cell table:style-name="ce8" office:value-type="string" calcext:value-type="string">
            <text:p><text:span text:style-name="T2">Δ I</text:span>mportance score</text:p>
          </table:table-cell>
          <table:table-cell/>
          <table:table-cell table:style-name="ce33" office:value-type="string" calcext:value-type="string" table:number-columns-spanned="4" table:number-rows-spanned="1">
            <text:p><text:span text:style-name="T2">Δ</text:span>Y</text:p>
          </table:table-cell>
          <table:covered-table-cell table:number-columns-repeated="3" table:style-name="ce36"/>
          <table:table-cell table:number-columns-repeated="5"/>
        </table:table-row>
        <table:table-row table:style-name="ro1">
          <table:table-cell table:style-name="ce34" table:number-matrix-columns-spanned="4" table:number-matrix-rows-spanned="1" table:formula="of:=[.$O$4:.$R$4]*[Forward.M4]" office:value-type="float" office:value="-0.0608704761231366" calcext:value-type="float">
            <text:p>-0.060870</text:p>
          </table:table-cell>
          <table:table-cell table:style-name="ce35" office:value-type="float" office:value="0.152176190307841" calcext:value-type="float">
            <text:p>0.152176</text:p>
          </table:table-cell>
          <table:table-cell table:style-name="ce35" office:value-type="float" office:value="0.0304352380615683" calcext:value-type="float">
            <text:p>0.030435</text:p>
          </table:table-cell>
          <table:table-cell table:style-name="ce37" office:value-type="float" office:value="-0.152176190307841" calcext:value-type="float">
            <text:p>-0.152176</text:p>
          </table:table-cell>
          <table:table-cell/>
          <table:table-cell table:style-name="ce38" table:number-matrix-columns-spanned="2" table:number-matrix-rows-spanned="3" table:formula="of:=MMULT([.K4:.K6];TRANSPOSE([Forward.I4:.I5]))" office:value-type="float" office:value="-0.0276234211564832" calcext:value-type="float">
            <text:p>-0.027623</text:p>
          </table:table-cell>
          <table:table-cell table:style-name="ce41" office:value-type="float" office:value="-0.0460390352608053" calcext:value-type="float">
            <text:p>-0.046039</text:p>
          </table:table-cell>
          <table:table-cell/>
          <table:table-cell table:style-name="ce24" table:number-matrix-columns-spanned="1" table:number-matrix-rows-spanned="2" table:formula="of:=MMULT(TRANSPOSE([Forward.F4:.G6]);[.K4:.K6])" office:value-type="float" office:value="0.0298498197278011" calcext:value-type="float">
            <text:p>0.029850</text:p>
          </table:table-cell>
          <table:table-cell/>
          <table:table-cell table:style-name="ce24" table:number-matrix-columns-spanned="1" table:number-matrix-rows-spanned="3" table:formula="of:=MMULT([.O8:.Q10];[.M4:.M6])" office:value-type="float" office:value="0.0920780705216106" calcext:value-type="float">
            <text:p>0.092078</text:p>
          </table:table-cell>
          <table:table-cell table:style-name="ce30"/>
          <table:table-cell table:style-name="ce24" table:number-matrix-columns-spanned="1" table:number-matrix-rows-spanned="1" table:formula="of:=MMULT([.$O$4:.$R$4]; TRANSPOSE([Forward.A4:.D4]))" office:value-type="float" office:value="0.22" calcext:value-type="float">
            <text:p>0.220000</text:p>
          </table:table-cell>
          <table:table-cell/>
          <table:table-cell table:style-name="ce48" office:value-type="float" office:value="-0.2" calcext:value-type="float">
            <text:p>-0.2</text:p>
          </table:table-cell>
          <table:table-cell table:style-name="ce53" office:value-type="float" office:value="0.5" calcext:value-type="float">
            <text:p>0.5</text:p>
          </table:table-cell>
          <table:table-cell table:style-name="ce53" office:value-type="float" office:value="0.1" calcext:value-type="float">
            <text:p>0.1</text:p>
          </table:table-cell>
          <table:table-cell table:style-name="ce56" office:value-type="float" office:value="-0.5" calcext:value-type="float">
            <text:p>-0.5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34" table:number-matrix-columns-spanned="4" table:number-matrix-rows-spanned="1" table:formula="of:=[.$O$4:.$R$4]*[Forward.M5]" office:value-type="float" office:value="-0.0696001517634497" calcext:value-type="float">
            <text:p>-0.069600</text:p>
          </table:table-cell>
          <table:table-cell table:style-name="ce35" office:value-type="float" office:value="0.174000379408624" calcext:value-type="float">
            <text:p>0.174000</text:p>
          </table:table-cell>
          <table:table-cell table:style-name="ce35" office:value-type="float" office:value="0.0348000758817249" calcext:value-type="float">
            <text:p>0.034800</text:p>
          </table:table-cell>
          <table:table-cell table:style-name="ce37" office:value-type="float" office:value="-0.174000379408624" calcext:value-type="float">
            <text:p>-0.174000</text:p>
          </table:table-cell>
          <table:table-cell/>
          <table:table-cell table:style-name="ce39" office:value-type="float" office:value="-0.00652895056254882" calcext:value-type="float">
            <text:p>-0.006529</text:p>
          </table:table-cell>
          <table:table-cell table:style-name="ce42" office:value-type="float" office:value="-0.0108815842709147" calcext:value-type="float">
            <text:p>-0.010882</text:p>
          </table:table-cell>
          <table:table-cell/>
          <table:table-cell table:style-name="ce26" office:value-type="float" office:value="0.00653877612097167" calcext:value-type="float">
            <text:p>0.006539</text:p>
          </table:table-cell>
          <table:table-cell/>
          <table:table-cell table:style-name="ce25" office:value-type="float" office:value="0.0217631685418294" calcext:value-type="float">
            <text:p>0.021763</text:p>
          </table:table-cell>
          <table:table-cell table:style-name="ce30"/>
          <table:table-cell table:style-name="ce45" table:number-matrix-columns-spanned="1" table:number-matrix-rows-spanned="1" table:formula="of:=MMULT([.$O$4:.$R$4]; TRANSPOSE([Forward.A5:.D5]))" office:value-type="float" office:value="-0.02" calcext:value-type="float">
            <text:p>-0.020000</text:p>
          </table:table-cell>
          <table:table-cell/>
          <table:table-cell table:style-name="ce49" table:number-columns-repeated="4"/>
          <table:table-cell table:number-columns-repeated="5"/>
        </table:table-row>
        <table:table-row table:style-name="ro1">
          <table:table-cell table:style-name="ce34" table:number-matrix-columns-spanned="4" table:number-matrix-rows-spanned="1" table:formula="of:=[.$O$4:.$R$4]*[Forward.M6]" office:value-type="float" office:value="-0.0695293721134137" calcext:value-type="float">
            <text:p>-0.069529</text:p>
          </table:table-cell>
          <table:table-cell table:style-name="ce35" office:value-type="float" office:value="0.173823430283534" calcext:value-type="float">
            <text:p>0.173823</text:p>
          </table:table-cell>
          <table:table-cell table:style-name="ce35" office:value-type="float" office:value="0.0347646860567068" calcext:value-type="float">
            <text:p>0.034765</text:p>
          </table:table-cell>
          <table:table-cell table:style-name="ce37" office:value-type="float" office:value="-0.173823430283534" calcext:value-type="float">
            <text:p>-0.173823</text:p>
          </table:table-cell>
          <table:table-cell/>
          <table:table-cell table:style-name="ce40" office:value-type="float" office:value="0.034152371719032" calcext:value-type="float">
            <text:p>0.034152</text:p>
          </table:table-cell>
          <table:table-cell table:style-name="ce43" office:value-type="float" office:value="0.05692061953172" calcext:value-type="float">
            <text:p>0.056921</text:p>
          </table:table-cell>
          <table:table-cell table:number-columns-repeated="3"/>
          <table:table-cell table:style-name="ce26" office:value-type="float" office:value="-0.11384123906344" calcext:value-type="float">
            <text:p>-0.113841</text:p>
          </table:table-cell>
          <table:table-cell/>
          <table:table-cell table:style-name="ce46" table:number-matrix-columns-spanned="1" table:number-matrix-rows-spanned="1" table:formula="of:=MMULT([.$O$4:.$R$4]; TRANSPOSE([Forward.A6:.D6]))" office:value-type="float" office:value="-0.41" calcext:value-type="float">
            <text:p>-0.4100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10"/>
          <table:table-cell table:style-name="ce44"/>
          <table:table-cell table:number-columns-repeated="3"/>
          <table:table-cell table:style-name="ce2" office:value-type="string" calcext:value-type="string" table:number-columns-spanned="3" table:number-rows-spanned="1">
            <text:p><text:span text:style-name="T2">I</text:span>mportance score softmax gradient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 table:number-columns-repeated="10"/>
          <table:table-cell table:style-name="ce44"/>
          <table:table-cell table:number-columns-repeated="3"/>
          <table:table-cell table:style-name="ce50" table:number-matrix-columns-spanned="3" table:number-matrix-rows-spanned="3" table:formula="of:=[.O16:.Q18]*([.O12:.Q14]-[.O20:.Q22])" office:value-type="float" office:value="0.211722009029249" calcext:value-type="float">
            <text:p>0.211722</text:p>
          </table:table-cell>
          <table:table-cell table:style-name="ce54" office:value-type="float" office:value="-0.105914859402094" calcext:value-type="float">
            <text:p>-0.105915</text:p>
          </table:table-cell>
          <table:table-cell table:style-name="ce41" office:value-type="float" office:value="-0.105807149627156" calcext:value-type="float">
            <text:p>-0.10580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39" office:value-type="float" office:value="-0.105914859402094" calcext:value-type="float">
            <text:p>-0.105915</text:p>
          </table:table-cell>
          <table:table-cell table:style-name="ce31" office:value-type="float" office:value="0.226896230679868" calcext:value-type="float">
            <text:p>0.226896</text:p>
          </table:table-cell>
          <table:table-cell table:style-name="ce42" office:value-type="float" office:value="-0.120981371277774" calcext:value-type="float">
            <text:p>-0.12098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40" office:value-type="float" office:value="-0.105807149627156" calcext:value-type="float">
            <text:p>-0.105807</text:p>
          </table:table-cell>
          <table:table-cell table:style-name="ce55" office:value-type="float" office:value="-0.120981371277774" calcext:value-type="float">
            <text:p>-0.120981</text:p>
          </table:table-cell>
          <table:table-cell table:style-name="ce43" office:value-type="float" office:value="0.22678852090493" calcext:value-type="float">
            <text:p>0.226789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  <table:table-cell table:style-name="ce51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47"/>
          <table:table-cell/>
          <table:table-cell table:style-name="ce51" table:number-columns-repeated="3"/>
          <table:table-cell table:number-columns-repeated="6"/>
        </table:table-row>
        <table:table-row table:style-name="ro1">
          <table:table-cell table:number-columns-repeated="14"/>
          <table:table-cell table:number-matrix-columns-spanned="1" table:number-matrix-rows-spanned="3" table:formula="of:=[Forward.M4:.M6]" office:value-type="float" office:value="0.304352380615683" calcext:value-type="float">
            <text:p>0.304352</text:p>
          </table:table-cell>
          <table:table-cell table:number-matrix-columns-spanned="1" table:number-matrix-rows-spanned="3" table:formula="of:==[Forward.M4:.M6]" office:value-type="float" office:value="0.304352380615683" calcext:value-type="float">
            <text:p>0.304352</text:p>
          </table:table-cell>
          <table:table-cell table:number-matrix-columns-spanned="1" table:number-matrix-rows-spanned="3" table:formula="of:==[Forward.M4:.M6]" office:value-type="float" office:value="0.304352380615683" calcext:value-type="float">
            <text:p>0.30435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348000758817249" calcext:value-type="float">
            <text:p>0.348001</text:p>
          </table:table-cell>
          <table:table-cell office:value-type="float" office:value="0.348000758817249" calcext:value-type="float">
            <text:p>0.348001</text:p>
          </table:table-cell>
          <table:table-cell office:value-type="float" office:value="0.348000758817249" calcext:value-type="float">
            <text:p>0.34800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347646860567068" calcext:value-type="float">
            <text:p>0.347647</text:p>
          </table:table-cell>
          <table:table-cell office:value-type="float" office:value="0.347646860567068" calcext:value-type="float">
            <text:p>0.347647</text:p>
          </table:table-cell>
          <table:table-cell office:value-type="float" office:value="0.347646860567068" calcext:value-type="float">
            <text:p>0.347647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3" table:number-matrix-rows-spanned="3" table:formula="of:=TRANSPOSE([.O16:.Q18])" office:value-type="float" office:value="0.304352380615683" calcext:value-type="float">
            <text:p>0.304352</text:p>
          </table:table-cell>
          <table:table-cell office:value-type="float" office:value="0.348000758817249" calcext:value-type="float">
            <text:p>0.348001</text:p>
          </table:table-cell>
          <table:table-cell office:value-type="float" office:value="0.347646860567068" calcext:value-type="float">
            <text:p>0.34764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304352380615683" calcext:value-type="float">
            <text:p>0.304352</text:p>
          </table:table-cell>
          <table:table-cell office:value-type="float" office:value="0.348000758817249" calcext:value-type="float">
            <text:p>0.348001</text:p>
          </table:table-cell>
          <table:table-cell office:value-type="float" office:value="0.347646860567068" calcext:value-type="float">
            <text:p>0.347647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/>
          <table:table-cell table:number-columns-repeated="3"/>
          <table:table-cell office:value-type="float" office:value="0.304352380615683" calcext:value-type="float">
            <text:p>0.304352</text:p>
          </table:table-cell>
          <table:table-cell office:value-type="float" office:value="0.348000758817249" calcext:value-type="float">
            <text:p>0.348001</text:p>
          </table:table-cell>
          <table:table-cell office:value-type="float" office:value="0.347646860567068" calcext:value-type="float">
            <text:p>0.34764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0:46:47.849285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17-07-01T01:15:48.356099305</dc:date>
    <meta:editing-duration>PT39M6S</meta:editing-duration>
    <meta:editing-cycles>12</meta:editing-cycles>
    <meta:generator>LibreOffice/5.1.6.2$Linux_X86_64 LibreOffice_project/10m0$Build-2</meta:generator>
    <meta:document-statistic meta:table-count="2" meta:cell-count="140" meta:object-count="0"/>
  </office:meta>
</office:document-meta>
</file>